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4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"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>
      <style:text-properties style:font-name="F" fo:font-size="12pt" fo:language="en" fo:country="US" style:font-size-asian="12pt" style:language-asian="en" style:country-asian="US" style:font-size-complex="6.80000019073486pt" style:language-complex="en" style:country-complex="US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font-name="F"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Script.js</text:p>
          </table:table-cell>
          <table:table-cell table:style-name="ce6"/>
        </table:table-row>
        <table:table-row table:style-name="ro1">
          <table:table-cell office:value-type="string">
            <text:p>Vérifier que tous les ours sont affichés.</text:p>
          </table:table-cell>
          <table:table-cell table:style-name="ce3" office:value-type="string">
            <text:p>L32</text:p>
          </table:table-cell>
        </table:table-row>
        <table:table-row table:style-name="ro1">
          <table:table-cell office:value-type="string">
            <text:p>Vérifier que les liens "plus d'infos" sont corrects.</text:p>
          </table:table-cell>
          <table:table-cell office:value-type="string">
            <text:p>L44</text:p>
          </table:table-cell>
        </table:table-row>
        <table:table-row table:style-name="ro2">
          <table:table-cell table:style-name="ce1" office:value-type="string">
            <text:p>Produit.js</text:p>
          </table:table-cell>
          <table:table-cell table:style-name="ce1"/>
        </table:table-row>
        <table:table-row table:style-name="ro1">
          <table:table-cell office:value-type="string">
            <text:p>Vérifer que c'est le produit correspondant à l'id qui est affiché.</text:p>
          </table:table-cell>
          <table:table-cell office:value-type="string">
            <text:p>L36</text:p>
          </table:table-cell>
        </table:table-row>
        <table:table-row table:style-name="ro1">
          <table:table-cell office:value-type="string">
            <text:p>Vérifier que toutes les couleurs sont affichées </text:p>
          </table:table-cell>
          <table:table-cell office:value-type="string">
            <text:p>L39</text:p>
          </table:table-cell>
        </table:table-row>
        <table:table-row table:style-name="ro1">
          <table:table-cell office:value-type="string">
            <text:p>Vérifier si l'ours a été ajouté au panier.</text:p>
          </table:table-cell>
          <table:table-cell office:value-type="string">
            <text:p>L124</text:p>
          </table:table-cell>
        </table:table-row>
        <table:table-row table:style-name="ro2">
          <table:table-cell table:style-name="ce1" office:value-type="string">
            <text:p>Panier.js</text:p>
          </table:table-cell>
          <table:table-cell table:style-name="ce1"/>
        </table:table-row>
        <table:table-row table:style-name="ro1">
          <table:table-cell office:value-type="string">
            <text:p>Vérifier que tous mes articles ajoutés sont dans le panier.</text:p>
          </table:table-cell>
          <table:table-cell office:value-type="string">
            <text:p>L34</text:p>
          </table:table-cell>
        </table:table-row>
        <table:table-row table:style-name="ro1">
          <table:table-cell office:value-type="string">
            <text:p>Vérifier que le bouton "vider le panier" fonctionne</text:p>
          </table:table-cell>
          <table:table-cell office:value-type="string">
            <text:p>L196</text:p>
          </table:table-cell>
        </table:table-row>
        <table:table-row table:style-name="ro1">
          <table:table-cell office:value-type="string">
            <text:p>Vérifer que le prix total est correct.</text:p>
          </table:table-cell>
          <table:table-cell office:value-type="string">
            <text:p>L35</text:p>
          </table:table-cell>
        </table:table-row>
        <table:table-row table:style-name="ro1">
          <table:table-cell office:value-type="string">
            <text:p>Vérifier qu'il est impossible d'envoyer un formulaire vide.</text:p>
          </table:table-cell>
          <table:table-cell office:value-type="string">
            <text:p>L155</text:p>
          </table:table-cell>
        </table:table-row>
        <table:table-row table:style-name="ro1">
          <table:table-cell office:value-type="string">
            <text:p>Vérifier qu'il est impossible d'envoyer le formulaire avec un panier vide. </text:p>
          </table:table-cell>
          <table:table-cell office:value-type="string">
            <text:p>L171</text:p>
          </table:table-cell>
        </table:table-row>
        <table:table-row table:style-name="ro1">
          <table:table-cell table:style-name="ce3" office:value-type="string">
            <text:p>Verifier que le panier est vide après la commande.</text:p>
          </table:table-cell>
          <table:table-cell office:value-type="string">
            <text:p>L111</text:p>
          </table:table-cell>
        </table:table-row>
        <table:table-row table:style-name="ro2">
          <table:table-cell table:style-name="ce1" office:value-type="string">
            <text:p>Panier.html</text:p>
          </table:table-cell>
          <table:table-cell table:style-name="ce1"/>
        </table:table-row>
        <table:table-row table:style-name="ro1">
          <table:table-cell office:value-type="string">
            <text:p>Vérifier qu'il faut rentrer un email correct dans le formulaire.</text:p>
          </table:table-cell>
          <table:table-cell office:value-type="string">
            <text:p>L64</text:p>
          </table:table-cell>
        </table:table-row>
        <table:table-row table:style-name="ro1">
          <table:table-cell office:value-type="string">
            <text:p>Vérifier qu'il faut rentrer une adresse correcte dans le formulaire.</text:p>
          </table:table-cell>
          <table:table-cell office:value-type="string">
            <text:p>L57</text:p>
          </table:table-cell>
        </table:table-row>
        <table:table-row table:style-name="ro1">
          <table:table-cell office:value-type="string">
            <text:p>Vérifier qu'il faut rentrer un prénom correcte dans le formulaire</text:p>
          </table:table-cell>
          <table:table-cell office:value-type="string">
            <text:p>L42</text:p>
          </table:table-cell>
        </table:table-row>
        <table:table-row table:style-name="ro1">
          <table:table-cell table:style-name="ce4" office:value-type="string">
            <text:p>Vérifier qu'il faut rentrer un nom ecorrecte dans le formulaire</text:p>
          </table:table-cell>
          <table:table-cell office:value-type="string">
            <text:p>L49</text:p>
          </table:table-cell>
        </table:table-row>
        <table:table-row table:style-name="ro1">
          <table:table-cell table:style-name="ce4" office:value-type="string">
            <text:p>Vérifier qu'il faut rentrer une ville correcte dans le formulaire</text:p>
          </table:table-cell>
          <table:table-cell office:value-type="string">
            <text:p>L71</text:p>
          </table:table-cell>
        </table:table-row>
        <table:table-row table:style-name="ro1">
          <table:table-cell table:style-name="ce5" office:value-type="string">
            <text:p>Confirmation </text:p>
          </table:table-cell>
          <table:table-cell table:style-name="ce1"/>
        </table:table-row>
        <table:table-row table:style-name="ro1">
          <table:table-cell table:style-name="ce3" office:value-type="string">
            <text:p>Vérifier que le prix de la commande est correct.</text:p>
          </table:table-cell>
          <table:table-cell office:value-type="string">
            <text:p>L8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7">17/11/2020</text:date>, <text:time>18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7:48:17.49</meta:creation-date>
    <dc:date>2020-11-17T18:05:21.54</dc:date>
    <meta:editing-duration>PT16M55S</meta:editing-duration>
    <meta:editing-cycles>15</meta:editing-cycles>
    <meta:generator>OpenOffice/4.1.6$Win32 OpenOffice.org_project/416m1$Build-9790</meta:generator>
    <meta:document-statistic meta:table-count="3" meta:cell-count="39" meta:object-count="0"/>
  </office:meta>
</office:document-meta>
</file>